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73f" officeooo:paragraph-rsid="0016473f"/>
    </style:style>
    <style:style style:name="P2" style:family="paragraph" style:parent-style-name="Standard">
      <style:text-properties officeooo:rsid="0019576d" officeooo:paragraph-rsid="0019576d"/>
    </style:style>
    <style:style style:name="P3" style:family="paragraph" style:parent-style-name="Standard">
      <style:text-properties officeooo:rsid="0019f171" officeooo:paragraph-rsid="0019f171"/>
    </style:style>
    <style:style style:name="T1" style:family="text">
      <style:text-properties officeooo:rsid="0016970a"/>
    </style:style>
    <style:style style:name="T2" style:family="text">
      <style:text-properties officeooo:rsid="001957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3 Code/LSTM/model-analysis/extract-activations.py Data/LSTM/hidden650-dropout0.4-lr20-batch_size128-emsize650.pt --input Data/Stimuli/nounpp.text --vocabulary Data/LSTM/english_vocab.txt --output Data/LSTM/nounpp_dropout04 --eos-separator "&lt;eos&gt;" --format pkl --use-unk --unk-token "&lt;unk&gt;"</text:p>
      <text:p text:style-name="P1"/>
      <text:p text:style-name="P1">python3 Code/LSTM/model-analysis/plot_units_activations.py -sentences Data/Stimuli/nounpp.text -meta Data/Stimuli/nounpp.info -activations Data/LSTM/nounpp_<text:span text:style-name="T1">dropout04</text:span>.pkl -o Figures/nounpp_<text:span text:style-name="T1">dropout04_</text:span>679_678.png -c nounpp -g 1 b \- 6 679 cell number_1 singular number_2 singular success correct -g 1 b "\-." 6 679 cell number_1 singular number_2 plural success correct -g 1 b "\-\-" 6 679 cell number_1 plural number_2 singular success correct -g 1 b : 6 679 cell number_1 plural number_2 plural success correct -g 1 r \- 6 678 cell number_1 singular number_2 singular success correct -g 1 r "\-." 6 678 cell number_1 singular number_2 plural success correct -g 1 r "\-\-" 6 678 cell number_1 plural number_2 singular success correct -g 1 r : 6 678 cell number_1 plural number_2 plural success correct -g 2 r \- 6 678 gates.forget number_1 singular number_2 singular success correct -g 2 r "\-." 6 678 gates.forget number_1 singular number_2 plural success correct -g 2 r "\-\-" 6 678 gates.forget number_1 plural number_2 singular success correct -g 2 r : 6 678 gates.forget number_1 plural number_2 plural success correct -g 2 b \- 6 679 gates.forget number_1 singular number_2 singular success correct -g 2 b "\-." 6 679 gates.forget number_1 singular number_2 plural success correct -g 2 b "\-\-" 6 679 gates.forget number_1 plural number_2 singular success correct -g 2 b : 6 679 gates.forget number_1 plural number_2 plural success correct -g 3 r \- 6 678 gates.in number_1 singular number_2 singular success correct -g 3 r "\-." 6 678 gates.in number_1 singular number_2 plural success correct -g 3 r : 6 678 gates.in number_1 plural number_2 singular success correct -g 3 r "\-\-" 6 678 gates.in number_1 plural number_2 plural success correct -g 3 b \- 6 679 gates.in number_1 singular number_2 singular success correct -g 3 b "\-." 6 679 gates.in number_1 singular number_2 plural success correct -g 3 b "\-\-" 6 679 gates.in number_1 plural number_2 singular success correct -g 3 b : 6 679 gates.in number_1 plural number_2 plural success correct -r 1</text:p>
      <text:p text:style-name="P1"/>
      <text:p text:style-name="P1"/>
      <text:p text:style-name="P3">1 1 1 </text:p>
      <text:p text:style-name="P3">1 1 2</text:p>
      <text:p text:style-name="P3">1 2 0</text:p>
      <text:p text:style-name="P3">1 2 0</text:p>
      <text:p text:style-name="P3">2 1 1</text:p>
      <text:p text:style-name="P3">2 1 2</text:p>
      <text:p text:style-name="P3">2 2 1</text:p>
      <text:p text:style-name="P3">2 2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9:53:38.184619641</meta:creation-date>
    <dc:date>2018-10-25T11:34:00.926277084</dc:date>
    <meta:editing-duration>P1DT1H40M1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73" meta:character-count="2396" meta:non-whitespace-character-count="2039"/>
  </office:meta>
</office:document-meta>
</file>